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8cm"/>
    </style:style>
    <style:style style:name="co2" style:family="table-column">
      <style:table-column-properties fo:break-before="auto" style:column-width="1.854cm"/>
    </style:style>
    <style:style style:name="co3" style:family="table-column">
      <style:table-column-properties fo:break-before="auto" style:column-width="1.212cm"/>
    </style:style>
    <style:style style:name="co4" style:family="table-column">
      <style:table-column-properties fo:break-before="auto" style:column-width="1.632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83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>
            <text:p>IdAlg</text:p>
          </table:table-cell>
          <table:table-cell office:value-type="string">
            <text:p>Procesos</text:p>
          </table:table-cell>
          <table:table-cell office:value-type="string">
            <text:p>Prank</text:p>
          </table:table-cell>
          <table:table-cell office:value-type="string">
            <text:p>Tamaño</text:p>
          </table:table-cell>
          <table:table-cell office:value-type="string">
            <text:p>Tiempo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0.362754">
            <text:p>0,362754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0.416768">
            <text:p>0,416768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0.39071">
            <text:p>0,390710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0.422047">
            <text:p>0,422047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0.39996">
            <text:p>0,399960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00">
            <text:p>400</text:p>
          </table:table-cell>
          <table:table-cell office:value-type="float" office:value="0.415308">
            <text:p>0,415308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office:value-type="float" office:value="0.342358">
            <text:p>0,342358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0.417915">
            <text:p>0,417915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.701843">
            <text:p>1,70184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1.842668">
            <text:p>1,842668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1.770322">
            <text:p>1,770322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1.851429">
            <text:p>1,851429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.785832">
            <text:p>1,785832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1.841245">
            <text:p>1,841245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float" office:value="1.669004">
            <text:p>1,669004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1.841076">
            <text:p>1,841076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5.395127">
            <text:p>5,395127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5.755253">
            <text:p>5,75525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5.573286">
            <text:p>5,573286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5.769954">
            <text:p>5,769954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5.589913">
            <text:p>5,58991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">
            <text:p>900</text:p>
          </table:table-cell>
          <table:table-cell office:value-type="float" office:value="5.754845">
            <text:p>5,754845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5.358619">
            <text:p>5,358619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00">
            <text:p>900</text:p>
          </table:table-cell>
          <table:table-cell office:value-type="float" office:value="5.769241">
            <text:p>5,769241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13.470634">
            <text:p>13,470634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float" office:value="14.143438">
            <text:p>14,143438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00">
            <text:p>1200</text:p>
          </table:table-cell>
          <table:table-cell office:value-type="float" office:value="13.821798">
            <text:p>13,821798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00">
            <text:p>1200</text:p>
          </table:table-cell>
          <table:table-cell office:value-type="float" office:value="14.176173">
            <text:p>14,17617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00">
            <text:p>1200</text:p>
          </table:table-cell>
          <table:table-cell office:value-type="float" office:value="13.818168">
            <text:p>13,818168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00">
            <text:p>1200</text:p>
          </table:table-cell>
          <table:table-cell office:value-type="float" office:value="14.137097">
            <text:p>14,137097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13.437042">
            <text:p>13,437042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00">
            <text:p>1200</text:p>
          </table:table-cell>
          <table:table-cell office:value-type="float" office:value="14.168286">
            <text:p>14,168286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.198909">
            <text:p>1,198909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1.493089">
            <text:p>1,493089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1.429476">
            <text:p>1,429476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1.358269">
            <text:p>1,358269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.441543">
            <text:p>1,44154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1.420966">
            <text:p>1,420966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float" office:value="1.356511">
            <text:p>1,356511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1.472105">
            <text:p>1,472105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1.414092">
            <text:p>1,414092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1.305915">
            <text:p>1,305915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 office:value-type="float" office:value="1.444587">
            <text:p>1,444587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600">
            <text:p>600</text:p>
          </table:table-cell>
          <table:table-cell office:value-type="float" office:value="1.445236">
            <text:p>1,445236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600">
            <text:p>600</text:p>
          </table:table-cell>
          <table:table-cell office:value-type="float" office:value="1.322396">
            <text:p>1,322396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1.465514">
            <text:p>1,465514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600">
            <text:p>600</text:p>
          </table:table-cell>
          <table:table-cell office:value-type="float" office:value="1.423021">
            <text:p>1,423021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office:value-type="float" office:value="1.248221">
            <text:p>1,248221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float" office:value="1.462633">
            <text:p>1,46263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600">
            <text:p>600</text:p>
          </table:table-cell>
          <table:table-cell office:value-type="float" office:value="1.422417">
            <text:p>1,422417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00">
            <text:p>600</text:p>
          </table:table-cell>
          <table:table-cell office:value-type="float" office:value="1.240078">
            <text:p>1,240078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600">
            <text:p>600</text:p>
          </table:table-cell>
          <table:table-cell office:value-type="float" office:value="1.478309">
            <text:p>1,478309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1.414923">
            <text:p>1,41492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600">
            <text:p>600</text:p>
          </table:table-cell>
          <table:table-cell office:value-type="float" office:value="1.2027">
            <text:p>1,202700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600">
            <text:p>600</text:p>
          </table:table-cell>
          <table:table-cell office:value-type="float" office:value="1.477013">
            <text:p>1,47701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600">
            <text:p>600</text:p>
          </table:table-cell>
          <table:table-cell office:value-type="float" office:value="1.445927">
            <text:p>1,445927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600">
            <text:p>600</text:p>
          </table:table-cell>
          <table:table-cell office:value-type="float" office:value="1.171311">
            <text:p>1,171311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600">
            <text:p>600</text:p>
          </table:table-cell>
          <table:table-cell office:value-type="float" office:value="1.456966">
            <text:p>1,456966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00">
            <text:p>600</text:p>
          </table:table-cell>
          <table:table-cell office:value-type="float" office:value="1.421492">
            <text:p>1,421492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8.00204">
            <text:p>8,002040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8.59131">
            <text:p>8,591310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8.493293">
            <text:p>8,49329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8.339373">
            <text:p>8,33937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8.550001">
            <text:p>8,550001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900">
            <text:p>900</text:p>
          </table:table-cell>
          <table:table-cell office:value-type="float" office:value="8.544821">
            <text:p>8,544821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8.347727">
            <text:p>8,347727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900">
            <text:p>900</text:p>
          </table:table-cell>
          <table:table-cell office:value-type="float" office:value="8.649928">
            <text:p>8,649928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900">
            <text:p>900</text:p>
          </table:table-cell>
          <table:table-cell office:value-type="float" office:value="8.542988">
            <text:p>8,542988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900">
            <text:p>900</text:p>
          </table:table-cell>
          <table:table-cell office:value-type="float" office:value="8.274481">
            <text:p>8,274481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900">
            <text:p>900</text:p>
          </table:table-cell>
          <table:table-cell office:value-type="float" office:value="8.616773">
            <text:p>8,61677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900">
            <text:p>900</text:p>
          </table:table-cell>
          <table:table-cell office:value-type="float" office:value="8.599819">
            <text:p>8,599819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900">
            <text:p>900</text:p>
          </table:table-cell>
          <table:table-cell office:value-type="float" office:value="8.281667">
            <text:p>8,281667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900">
            <text:p>900</text:p>
          </table:table-cell>
          <table:table-cell office:value-type="float" office:value="8.615826">
            <text:p>8,615826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900">
            <text:p>900</text:p>
          </table:table-cell>
          <table:table-cell office:value-type="float" office:value="8.525976">
            <text:p>8,525976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900">
            <text:p>900</text:p>
          </table:table-cell>
          <table:table-cell office:value-type="float" office:value="8.09039">
            <text:p>8,090390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900">
            <text:p>900</text:p>
          </table:table-cell>
          <table:table-cell office:value-type="float" office:value="8.516257">
            <text:p>8,516257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900">
            <text:p>900</text:p>
          </table:table-cell>
          <table:table-cell office:value-type="float" office:value="8.505143">
            <text:p>8,50514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900">
            <text:p>900</text:p>
          </table:table-cell>
          <table:table-cell office:value-type="float" office:value="8.081417">
            <text:p>8,081417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00">
            <text:p>900</text:p>
          </table:table-cell>
          <table:table-cell office:value-type="float" office:value="8.645644">
            <text:p>8,645644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900">
            <text:p>900</text:p>
          </table:table-cell>
          <table:table-cell office:value-type="float" office:value="8.50407">
            <text:p>8,504070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900">
            <text:p>900</text:p>
          </table:table-cell>
          <table:table-cell office:value-type="float" office:value="8.015221">
            <text:p>8,015221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900">
            <text:p>900</text:p>
          </table:table-cell>
          <table:table-cell office:value-type="float" office:value="8.623902">
            <text:p>8,623902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900">
            <text:p>900</text:p>
          </table:table-cell>
          <table:table-cell office:value-type="float" office:value="8.557105">
            <text:p>8,557105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900">
            <text:p>900</text:p>
          </table:table-cell>
          <table:table-cell office:value-type="float" office:value="7.967383">
            <text:p>7,96738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900">
            <text:p>900</text:p>
          </table:table-cell>
          <table:table-cell office:value-type="float" office:value="8.573274">
            <text:p>8,573274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900">
            <text:p>900</text:p>
          </table:table-cell>
          <table:table-cell office:value-type="float" office:value="8.553312">
            <text:p>8,553312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10.374616">
            <text:p>10,374616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float" office:value="11.415207">
            <text:p>11,415207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200">
            <text:p>1200</text:p>
          </table:table-cell>
          <table:table-cell office:value-type="float" office:value="11.383847">
            <text:p>11,383847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200">
            <text:p>1200</text:p>
          </table:table-cell>
          <table:table-cell office:value-type="float" office:value="11.032995">
            <text:p>11,032995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200">
            <text:p>1200</text:p>
          </table:table-cell>
          <table:table-cell office:value-type="float" office:value="11.358915">
            <text:p>11,358915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200">
            <text:p>1200</text:p>
          </table:table-cell>
          <table:table-cell office:value-type="float" office:value="11.318396">
            <text:p>11,318396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11.002804">
            <text:p>11,002804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200">
            <text:p>1200</text:p>
          </table:table-cell>
          <table:table-cell office:value-type="float" office:value="11.47439">
            <text:p>11,474390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11.354621">
            <text:p>11,354621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200">
            <text:p>1200</text:p>
          </table:table-cell>
          <table:table-cell office:value-type="float" office:value="10.892473">
            <text:p>10,89247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200">
            <text:p>1200</text:p>
          </table:table-cell>
          <table:table-cell office:value-type="float" office:value="11.441752">
            <text:p>11,441752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1200">
            <text:p>1200</text:p>
          </table:table-cell>
          <table:table-cell office:value-type="float" office:value="11.449908">
            <text:p>11,449908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1200">
            <text:p>1200</text:p>
          </table:table-cell>
          <table:table-cell office:value-type="float" office:value="10.863596">
            <text:p>10,863596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1200">
            <text:p>1200</text:p>
          </table:table-cell>
          <table:table-cell office:value-type="float" office:value="11.437559">
            <text:p>11,437559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11.397906">
            <text:p>11,397906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200">
            <text:p>1200</text:p>
          </table:table-cell>
          <table:table-cell office:value-type="float" office:value="10.534822">
            <text:p>10,534822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200">
            <text:p>1200</text:p>
          </table:table-cell>
          <table:table-cell office:value-type="float" office:value="11.336093">
            <text:p>11,33609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200">
            <text:p>1200</text:p>
          </table:table-cell>
          <table:table-cell office:value-type="float" office:value="11.321854">
            <text:p>11,321854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1200">
            <text:p>1200</text:p>
          </table:table-cell>
          <table:table-cell office:value-type="float" office:value="10.477703">
            <text:p>10,47770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1200">
            <text:p>1200</text:p>
          </table:table-cell>
          <table:table-cell office:value-type="float" office:value="11.411877">
            <text:p>11,411877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1200">
            <text:p>1200</text:p>
          </table:table-cell>
          <table:table-cell office:value-type="float" office:value="11.332429">
            <text:p>11,332429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200">
            <text:p>1200</text:p>
          </table:table-cell>
          <table:table-cell office:value-type="float" office:value="10.41712">
            <text:p>10,417120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1200">
            <text:p>1200</text:p>
          </table:table-cell>
          <table:table-cell office:value-type="float" office:value="11.464603">
            <text:p>11,46460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1200">
            <text:p>1200</text:p>
          </table:table-cell>
          <table:table-cell office:value-type="float" office:value="11.463862">
            <text:p>11,463862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200">
            <text:p>1200</text:p>
          </table:table-cell>
          <table:table-cell office:value-type="float" office:value="10.391674">
            <text:p>10,391674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1200">
            <text:p>1200</text:p>
          </table:table-cell>
          <table:table-cell office:value-type="float" office:value="11.443394">
            <text:p>11,443394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200">
            <text:p>1200</text:p>
          </table:table-cell>
          <table:table-cell office:value-type="float" office:value="11.411559">
            <text:p>11,411559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23.468104">
            <text:p>23,468104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500">
            <text:p>1500</text:p>
          </table:table-cell>
          <table:table-cell office:value-type="float" office:value="25.133566">
            <text:p>25,133566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500">
            <text:p>1500</text:p>
          </table:table-cell>
          <table:table-cell office:value-type="float" office:value="25.108567">
            <text:p>25,108567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500">
            <text:p>1500</text:p>
          </table:table-cell>
          <table:table-cell office:value-type="float" office:value="24.467696">
            <text:p>24,467696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500">
            <text:p>1500</text:p>
          </table:table-cell>
          <table:table-cell office:value-type="float" office:value="25.021532">
            <text:p>25,021532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4.970116">
            <text:p>24,970116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500">
            <text:p>1500</text:p>
          </table:table-cell>
          <table:table-cell office:value-type="float" office:value="24.403168">
            <text:p>24,403168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500">
            <text:p>1500</text:p>
          </table:table-cell>
          <table:table-cell office:value-type="float" office:value="25.191338">
            <text:p>25,191338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500">
            <text:p>1500</text:p>
          </table:table-cell>
          <table:table-cell office:value-type="float" office:value="25.089309">
            <text:p>25,089309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500">
            <text:p>1500</text:p>
          </table:table-cell>
          <table:table-cell office:value-type="float" office:value="24.275681">
            <text:p>24,275681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500">
            <text:p>1500</text:p>
          </table:table-cell>
          <table:table-cell office:value-type="float" office:value="25.169363">
            <text:p>25,16936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1500">
            <text:p>1500</text:p>
          </table:table-cell>
          <table:table-cell office:value-type="float" office:value="25.181844">
            <text:p>25,181844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1500">
            <text:p>1500</text:p>
          </table:table-cell>
          <table:table-cell office:value-type="float" office:value="24.242214">
            <text:p>24,242214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1500">
            <text:p>1500</text:p>
          </table:table-cell>
          <table:table-cell office:value-type="float" office:value="25.150596">
            <text:p>25,150596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500">
            <text:p>1500</text:p>
          </table:table-cell>
          <table:table-cell office:value-type="float" office:value="25.137125">
            <text:p>25,137125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500">
            <text:p>1500</text:p>
          </table:table-cell>
          <table:table-cell office:value-type="float" office:value="23.679789">
            <text:p>23,679789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500">
            <text:p>1500</text:p>
          </table:table-cell>
          <table:table-cell office:value-type="float" office:value="24.980377">
            <text:p>24,980377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500">
            <text:p>1500</text:p>
          </table:table-cell>
          <table:table-cell office:value-type="float" office:value="24.945425">
            <text:p>24,945425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1500">
            <text:p>1500</text:p>
          </table:table-cell>
          <table:table-cell office:value-type="float" office:value="23.621904">
            <text:p>23,621904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1500">
            <text:p>1500</text:p>
          </table:table-cell>
          <table:table-cell office:value-type="float" office:value="25.179133">
            <text:p>25,17913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1500">
            <text:p>1500</text:p>
          </table:table-cell>
          <table:table-cell office:value-type="float" office:value="25.059788">
            <text:p>25,059788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500">
            <text:p>1500</text:p>
          </table:table-cell>
          <table:table-cell office:value-type="float" office:value="23.514145">
            <text:p>23,514145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1500">
            <text:p>1500</text:p>
          </table:table-cell>
          <table:table-cell office:value-type="float" office:value="25.16059">
            <text:p>25,160590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1500">
            <text:p>1500</text:p>
          </table:table-cell>
          <table:table-cell office:value-type="float" office:value="25.188123">
            <text:p>25,18812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500">
            <text:p>1500</text:p>
          </table:table-cell>
          <table:table-cell office:value-type="float" office:value="23.436614">
            <text:p>23,436614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1500">
            <text:p>1500</text:p>
          </table:table-cell>
          <table:table-cell office:value-type="float" office:value="25.101706">
            <text:p>25,101706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500">
            <text:p>1500</text:p>
          </table:table-cell>
          <table:table-cell office:value-type="float" office:value="25.107543">
            <text:p>25,10754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40.710733">
            <text:p>40,71073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43.213888">
            <text:p>43,213888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800">
            <text:p>1800</text:p>
          </table:table-cell>
          <table:table-cell office:value-type="float" office:value="43.219708">
            <text:p>43,219708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800">
            <text:p>1800</text:p>
          </table:table-cell>
          <table:table-cell office:value-type="float" office:value="42.257841">
            <text:p>42,257841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800">
            <text:p>1800</text:p>
          </table:table-cell>
          <table:table-cell office:value-type="float" office:value="43.129019">
            <text:p>43,129019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800">
            <text:p>1800</text:p>
          </table:table-cell>
          <table:table-cell office:value-type="float" office:value="43.066323">
            <text:p>43,06632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800">
            <text:p>1800</text:p>
          </table:table-cell>
          <table:table-cell office:value-type="float" office:value="42.09183">
            <text:p>42,091830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800">
            <text:p>1800</text:p>
          </table:table-cell>
          <table:table-cell office:value-type="float" office:value="43.277473">
            <text:p>43,27747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800">
            <text:p>1800</text:p>
          </table:table-cell>
          <table:table-cell office:value-type="float" office:value="43.13272">
            <text:p>43,132720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800">
            <text:p>1800</text:p>
          </table:table-cell>
          <table:table-cell office:value-type="float" office:value="41.862049">
            <text:p>41,862049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800">
            <text:p>1800</text:p>
          </table:table-cell>
          <table:table-cell office:value-type="float" office:value="43.267455">
            <text:p>43,267455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1800">
            <text:p>1800</text:p>
          </table:table-cell>
          <table:table-cell office:value-type="float" office:value="43.300081">
            <text:p>43,300081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1800">
            <text:p>1800</text:p>
          </table:table-cell>
          <table:table-cell office:value-type="float" office:value="41.779816">
            <text:p>41,779816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1800">
            <text:p>1800</text:p>
          </table:table-cell>
          <table:table-cell office:value-type="float" office:value="43.191052">
            <text:p>43,191052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800">
            <text:p>1800</text:p>
          </table:table-cell>
          <table:table-cell office:value-type="float" office:value="43.199253">
            <text:p>43,199253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800">
            <text:p>1800</text:p>
          </table:table-cell>
          <table:table-cell office:value-type="float" office:value="41.167301">
            <text:p>41,167301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800">
            <text:p>1800</text:p>
          </table:table-cell>
          <table:table-cell office:value-type="float" office:value="43.115307">
            <text:p>43,115307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800">
            <text:p>1800</text:p>
          </table:table-cell>
          <table:table-cell office:value-type="float" office:value="43.067545">
            <text:p>43,067545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1800">
            <text:p>1800</text:p>
          </table:table-cell>
          <table:table-cell office:value-type="float" office:value="40.970951">
            <text:p>40,970951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1800">
            <text:p>1800</text:p>
          </table:table-cell>
          <table:table-cell office:value-type="float" office:value="43.27512">
            <text:p>43,275120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1800">
            <text:p>1800</text:p>
          </table:table-cell>
          <table:table-cell office:value-type="float" office:value="43.117351">
            <text:p>43,117351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800">
            <text:p>1800</text:p>
          </table:table-cell>
          <table:table-cell office:value-type="float" office:value="40.771409">
            <text:p>40,771409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1800">
            <text:p>1800</text:p>
          </table:table-cell>
          <table:table-cell office:value-type="float" office:value="43.281487">
            <text:p>43,281487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1800">
            <text:p>1800</text:p>
          </table:table-cell>
          <table:table-cell office:value-type="float" office:value="43.293308">
            <text:p>43,293308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800">
            <text:p>1800</text:p>
          </table:table-cell>
          <table:table-cell office:value-type="float" office:value="40.664476">
            <text:p>40,664476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1800">
            <text:p>1800</text:p>
          </table:table-cell>
          <table:table-cell office:value-type="float" office:value="43.162932">
            <text:p>43,162932</text:p>
          </table:table-cell>
        </table:table-row>
        <table:table-row table:style-name="ro2">
          <table:table-cell office:value-type="string">
            <text:p>DNS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800">
            <text:p>1800</text:p>
          </table:table-cell>
          <table:table-cell office:value-type="float" office:value="43.141049">
            <text:p>43,141049</text:p>
          </table:table-cell>
        </table:table-row>
        <table:table-row table:style-name="ro2" table:number-rows-repeated="65367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5">25/07/2008</text:date>, <text:time>10:58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Cristhian Trepowski</dc:creator>
    <dc:date>2008-07-25T10:58:17</dc:date>
    <meta:editing-cycles>0</meta:editing-cycles>
    <meta:editing-duration>PT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cell-count="840"/>
  </office:meta>
</office:document-meta>
</file>